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1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530" calcext:value-type="float">
            <text:p>1530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1663.8" calcext:value-type="float">
            <text:p>1663.8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1528.5" calcext:value-type="float">
            <text:p>1528.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581.487899940986" calcext:value-type="float">
            <text:p>581.48789994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349493869419994" calcext:value-type="float">
            <text:p>0.3494938694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1:48.389000000</dc:date>
    <meta:editing-duration>PT18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